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3])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""""""""""""""""""</number:text>
    </number:number-style>
    <number:number-style style:name="N111P1" style:volatile="true">
      <number:text>R$(""""""""""""""""""""""""""""""""""""""""""""""""""</number:text>
    </number:number-style>
    <number:number-style style:name="N111">
      <number:text>R$-""""""""""""""""""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6">
      <number:text>R$-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month number:style="long"/>
      <number:text>/</number:text>
      <number:year number:style="long"/>
    </number:date-style>
    <number:date-style style:name="N135">
      <number:day number:style="long"/>
      <number:text>. </number:text>
      <number:month number:textual="true"/>
    </number:date-style>
    <number:date-style style:name="N136">
      <number:month number:textual="true"/>
      <number:text> </number:text>
      <number:year/>
    </number:date-style>
    <number:number-style style:name="N137P0" style:volatile="true">
      <number:text>R$""""""""""""""""""""""""""""""""""""""""""""""""""</number:text>
    </number:number-style>
    <number:number-style style:name="N137">
      <number:text>(R$""""""""""""""""""""""""""""""""""""""""""""""""""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37:53.223000000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8-07">00/00/0000</text:date></text:span><text:span text:style-name="MT5"><text:s/>- </text:span><text:span text:style-name="MT5"><text:time style:data-style-name="N2" text:time-value="08:37:53.22300000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37:53.2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24:01</meta:creation-date>
    <dc:date>2025-08-07T08:38:32.598000000</dc:date>
    <dc:language>pt-PT</dc:language>
    <meta:editing-cycles>704</meta:editing-cycles>
    <meta:editing-duration>P1DT7H10M14S</meta:editing-duration>
    <meta:print-date>2020-06-04T09:49:02.903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